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N-CON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0299" calcext:value-type="float">
            <text:p>-1,02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0.9539" calcext:value-type="float">
            <text:p>-0,9539</text:p>
          </table:table-cell>
          <table:table-cell office:value-type="float" office:value="0.0113" calcext:value-type="float">
            <text:p>0,0113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583" calcext:value-type="float">
            <text:p>-1,583</text:p>
          </table:table-cell>
          <table:table-cell office:value-type="float" office:value="0.1138" calcext:value-type="float">
            <text:p>0,1138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502" calcext:value-type="float">
            <text:p>1,5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0009" calcext:value-type="float">
            <text:p>0,0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979" calcext:value-type="float">
            <text:p>1,7979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505" calcext:value-type="float">
            <text:p>0,55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22" calcext:value-type="float">
            <text:p>1,22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3" calcext:value-type="float">
            <text:p>0,8073</text:p>
          </table:table-cell>
          <table:table-cell office:value-type="float" office:value="0.0093" calcext:value-type="float">
            <text:p>0,009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895" calcext:value-type="float">
            <text:p>-1,2895</text:p>
          </table:table-cell>
          <table:table-cell office:value-type="float" office:value="0.0074" calcext:value-type="float">
            <text:p>0,007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02" calcext:value-type="float">
            <text:p>-1,3102</text:p>
          </table:table-cell>
          <table:table-cell office:value-type="float" office:value="0.0146" calcext:value-type="float">
            <text:p>0,0146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9952" calcext:value-type="float">
            <text:p>-1,9952</text:p>
          </table:table-cell>
          <table:table-cell office:value-type="float" office:value="0.1499" calcext:value-type="float">
            <text:p>0,1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327" calcext:value-type="float">
            <text:p>1,4327</text:p>
          </table:table-cell>
          <table:table-cell office:value-type="float" office:value="0.0056" calcext:value-type="float">
            <text:p>0,005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0028" calcext:value-type="float">
            <text:p>0,002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41" calcext:value-type="float">
            <text:p>1,7441</text:p>
          </table:table-cell>
          <table:table-cell office:value-type="float" office:value="0.014" calcext:value-type="float">
            <text:p>0,01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7" calcext:value-type="float">
            <text:p>0,5867</text:p>
          </table:table-cell>
          <table:table-cell office:value-type="float" office:value="0.0037" calcext:value-type="float">
            <text:p>0,0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916" calcext:value-type="float">
            <text:p>1,1916</text:p>
          </table:table-cell>
          <table:table-cell office:value-type="float" office:value="0.0082" calcext:value-type="float">
            <text:p>0,0082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7" calcext:value-type="float">
            <text:p>0,8077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6" calcext:value-type="float">
            <text:p>1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5:05:33.1674639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5T15:06:40.785653063</dc:date>
    <meta:editing-duration>PT14M47S</meta:editing-duration>
    <meta:editing-cycles>6</meta:editing-cycles>
    <meta:document-statistic meta:table-count="1" meta:cell-count="77" meta:object-count="0"/>
  </office:meta>
</office:document-meta>
</file>